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math xmlns="http://www.w3.org/1998/Math/MathML" display="block">
  <semantics>
    <mtable>
      <mtr>
        <mtd>
          <mrow>
            <mrow>
              <mrow>
                <mn>1</mn>
                <mo stretchy="false">⋅</mo>
                <msub>
                  <mi>x</mi>
                  <mn>1</mn>
                </msub>
              </mrow>
              <mo stretchy="false">+</mo>
              <mrow>
                <mn>0</mn>
                <mo stretchy="false">⋅</mo>
                <msub>
                  <mi>x</mi>
                  <mn>2</mn>
                </msub>
              </mrow>
            </mrow>
            <mo stretchy="false">=</mo>
            <mi>a</mi>
          </mrow>
        </mtd>
      </mtr>
      <mtr>
        <mtd>
          <mrow>
            <mrow>
              <mrow>
                <mrow>
                  <mn>0</mn>
                  <mo stretchy="false">⋅</mo>
                  <msub>
                    <mi>x</mi>
                    <mn>1</mn>
                  </msub>
                </mrow>
                <mo stretchy="false">+</mo>
                <mrow>
                  <mn>1</mn>
                  <mo stretchy="false">⋅</mo>
                  <msub>
                    <mi>x</mi>
                    <mn>2</mn>
                  </msub>
                </mrow>
              </mrow>
              <mo stretchy="false">=</mo>
              <mi>b</mi>
            </mrow>
            <mi>B</mi>
            <mrow>
              <mspace width="2em"/>
              <mo stretchy="false">=</mo>
              <mspace width="2em"/>
            </mrow>
            <mrow>
              <mo fence="true" stretchy="true">(</mo>
              <mrow>
                <mtable>
                  <mtr>
                    <mtd>
                      <mi>a</mi>
                    </mtd>
                  </mtr>
                  <mtr>
                    <mtd>
                      <mi>b</mi>
                    </mtd>
                  </mtr>
                </mtable>
              </mrow>
              <mo fence="true" stretchy="true">)</mo>
            </mrow>
          </mrow>
        </mtd>
      </mtr>
      <mtr>
        <mtd>
          <mrow/>
        </mtd>
      </mtr>
      <mtr>
        <mtd>
          <mtable>
            <mtr>
              <mtd>
                <mrow>
                  <mn>2</mn>
                  <mi>x</mi>
                </mrow>
              </mtd>
              <mtd>
                <mrow>
                  <mrow/>
                  <mo stretchy="false">+</mo>
                  <mrow/>
                </mrow>
              </mtd>
              <mtd>
                <mi>y</mi>
              </mtd>
              <mtd>
                <mrow>
                  <mrow/>
                  <mo stretchy="false">=</mo>
                  <mrow/>
                </mrow>
              </mtd>
              <mtd>
                <mn>8</mn>
              </mtd>
            </mtr>
            <mtr>
              <mtd>
                <mrow>
                  <mn>2</mn>
                  <mi>x</mi>
                </mrow>
              </mtd>
              <mtd>
                <mrow>
                  <mrow/>
                  <mo stretchy="false">+</mo>
                  <mrow/>
                </mrow>
              </mtd>
              <mtd>
                <mi>y</mi>
              </mtd>
              <mtd>
                <mrow>
                  <mrow/>
                  <mo stretchy="false">=</mo>
                  <mrow/>
                </mrow>
              </mtd>
              <mtd>
                <mn>8</mn>
              </mtd>
            </mtr>
          </mtable>
        </mtd>
      </mtr>
      <mtr>
        <mtd>
          <mrow/>
        </mtd>
      </mtr>
      <mtr>
        <mtd>
          <mtable>
            <mtr>
              <mtd columnalign="right">
                <mrow>
                  <mi>x</mi>
                  <mo stretchy="false">+</mo>
                  <mi>y</mi>
                </mrow>
              </mtd>
              <mtd>
                <mrow>
                  <mrow/>
                  <mo stretchy="false">=</mo>
                  <mrow/>
                </mrow>
              </mtd>
              <mtd columnalign="left">
                <mn>2</mn>
              </mtd>
            </mtr>
            <mtr>
              <mtd columnalign="right">
                <mi>x</mi>
              </mtd>
              <mtd>
                <mrow>
                  <mrow/>
                  <mo stretchy="false">=</mo>
                  <mrow/>
                </mrow>
              </mtd>
              <mtd columnalign="left">
                <mrow>
                  <mn>2</mn>
                  <mo stretchy="false">−</mo>
                  <mi>y</mi>
                </mrow>
              </mtd>
            </mtr>
          </mtable>
        </mtd>
      </mtr>
      <mtr>
        <mtd>
          <mrow/>
        </mtd>
      </mtr>
      <mtr>
        <mtd>
          <mrow>
            <msub>
              <mi>x</mi>
              <mn>1</mn>
            </msub>
            <mrow>
              <mspace width="2em"/>
              <mo stretchy="false">⋅</mo>
              <mspace width="2em"/>
            </mrow>
            <mrow>
              <mo fence="true" stretchy="true">(</mo>
              <mrow>
                <mtable>
                  <mtr>
                    <mtd>
                      <mn>1</mn>
                    </mtd>
                  </mtr>
                  <mtr>
                    <mtd>
                      <mn>0</mn>
                    </mtd>
                  </mtr>
                </mtable>
              </mrow>
              <mo fence="true" stretchy="true">)</mo>
            </mrow>
            <mrow>
              <mspace width="2em"/>
              <mo stretchy="false">+</mo>
              <mspace width="2em"/>
            </mrow>
            <msub>
              <mi>x</mi>
              <mn>2</mn>
            </msub>
            <mrow>
              <mspace width="2em"/>
              <mo stretchy="false">⋅</mo>
              <mspace width="2em"/>
            </mrow>
            <mrow>
              <mo fence="true" stretchy="true">(</mo>
              <mrow>
                <mtable>
                  <mtr>
                    <mtd>
                      <mn>0</mn>
                    </mtd>
                  </mtr>
                  <mtr>
                    <mtd>
                      <mn>1</mn>
                    </mtd>
                  </mtr>
                </mtable>
              </mrow>
              <mo fence="true" stretchy="true">)</mo>
            </mrow>
            <mrow>
              <mspace width="2em"/>
              <mo stretchy="false">=</mo>
              <mspace width="2em"/>
            </mrow>
            <mrow>
              <mo fence="true" stretchy="true">(</mo>
              <mrow>
                <mtable>
                  <mtr>
                    <mtd>
                      <mi>a</mi>
                    </mtd>
                  </mtr>
                  <mtr>
                    <mtd>
                      <mi>b</mi>
                    </mtd>
                  </mtr>
                </mtable>
              </mrow>
              <mo fence="true" stretchy="true">)</mo>
            </mrow>
          </mrow>
        </mtd>
      </mtr>
      <mtr>
        <mtd>
          <mrow/>
        </mtd>
      </mtr>
      <mtr>
        <mtd>
          <mrow>
            <mo fence="true" stretchy="true">(</mo>
            <mrow>
              <mtable>
                <mtr>
                  <mtd>
                    <mrow>
                      <mi>cos</mi>
                      <mi mathvariant="normal">θ</mi>
                    </mrow>
                  </mtd>
                  <mtd>
                    <mrow>
                      <mrow>
                        <mo stretchy="false">−</mo>
                        <mi>sin</mi>
                      </mrow>
                      <mi mathvariant="normal">θ</mi>
                    </mrow>
                  </mtd>
                </mtr>
                <mtr>
                  <mtd>
                    <mrow>
                      <mi>sin</mi>
                      <mi mathvariant="normal">θ</mi>
                    </mrow>
                  </mtd>
                  <mtd>
                    <mrow>
                      <mi>cos</mi>
                      <mi mathvariant="normal">θ</mi>
                    </mrow>
                  </mtd>
                </mtr>
              </mtable>
            </mrow>
            <mo fence="true" stretchy="true">)</mo>
          </mrow>
        </mtd>
      </mtr>
    </mtable>
    <annotation encoding="StarMath 5.0">1 cdot x_1 + 0 cdot x_2 = a newline
0 cdot x_1 + 1 cdot x_2 = b


B~=~left ( matrix { a ## b} right ) 


newline newline 

matrix{ 2x #{} + {} #y # {} = {} # 8 ##
		 2x #{} + {} #y # {} = {} # 8 }


newline newline 
		 
matrix{ alignr x+y # {}={} #alignl 2 ##
		 alignr x   # {}={} #alignl 2-y }
		 
		 
newline newline	 

x_1 ~cdot ~ left(matrix { 1 ## 0} right) 
~+~ x_2 ~ cdot ~ left(matrix {0 ## 1}right) 
~=~ left( matrix { a ## b } right)



newline newline 

left ( matrix { cos%theta # -sin%theta ## sin%theta # cos%theta} right ) 
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2T15:59:39.218004577</meta:creation-date>
    <dc:date>2016-06-03T14:58:05.889516291</dc:date>
    <meta:editing-duration>PT18M40S</meta:editing-duration>
    <meta:editing-cycles>5</meta:editing-cycles>
    <meta:generator>LibreOffice/5.1.2.2$Linux_X86_64 LibreOffice_project/10m0$Build-2</meta:generator>
  </office:meta>
</office:document-meta>
</file>